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05105" officeooo:paragraph-rsid="0010510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105105" officeooo:paragraph-rsid="0010510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5105" officeooo:paragraph-rsid="00105105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e117" officeooo:paragraph-rsid="0012e11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e117" officeooo:paragraph-rsid="0012e11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05105" officeooo:paragraph-rsid="00105105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10b4a" officeooo:paragraph-rsid="00110b4a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2e117" officeooo:paragraph-rsid="0012e117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2e117" officeooo:paragraph-rsid="0012e117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105105" officeooo:paragraph-rsid="00105105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12e117" officeooo:paragraph-rsid="0012e117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2e117" officeooo:paragraph-rsid="0012e117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33033" officeooo:paragraph-rsid="00133033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3d983" officeooo:paragraph-rsid="0013d983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5b315" officeooo:paragraph-rsid="0015b315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2e117" officeooo:paragraph-rsid="0012e117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12e117" officeooo:paragraph-rsid="0012e117" style:font-size-asian="9.60000038146973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133033" officeooo:paragraph-rsid="00133033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15b315" officeooo:paragraph-rsid="0015b315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12e117" officeooo:paragraph-rsid="0012e117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fo:font-weight="normal" officeooo:rsid="0015b315" officeooo:paragraph-rsid="0015b315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font-weight="normal" officeooo:rsid="00173f56" officeooo:paragraph-rsid="00173f56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5105" officeooo:paragraph-rsid="00105105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0b4a" officeooo:paragraph-rsid="00110b4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67bf" officeooo:paragraph-rsid="001767b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67bf" officeooo:paragraph-rsid="001767b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3b7b" officeooo:paragraph-rsid="001a3b7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d8eb" officeooo:paragraph-rsid="001bd8e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15b315" officeooo:paragraph-rsid="0015b315" style:font-size-asian="9.60000038146973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173eb9" officeooo:paragraph-rsid="00173eb9" style:font-size-asian="9.60000038146973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5b315" officeooo:paragraph-rsid="0015b315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73f56" officeooo:paragraph-rsid="00173f56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73eb9" officeooo:paragraph-rsid="00173eb9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bd8eb" officeooo:paragraph-rsid="001bd8eb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1767bf" officeooo:paragraph-rsid="001767bf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767bf" officeooo:paragraph-rsid="001767bf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860d3" officeooo:paragraph-rsid="001860d3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d5f2d" officeooo:paragraph-rsid="001d5f2d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f4993" officeooo:paragraph-rsid="001f4993" style:font-size-asian="11.3500003814697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181803" officeooo:paragraph-rsid="00181803" style:font-size-asian="11.3500003814697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0b4a" style:font-weight-asian="normal" style:font-weight-complex="normal"/>
    </style:style>
    <style:style style:name="T4" style:family="text">
      <style:text-properties officeooo:rsid="00133033"/>
    </style:style>
    <style:style style:name="T5" style:family="text">
      <style:text-properties officeooo:rsid="0013d983"/>
    </style:style>
    <style:style style:name="T6" style:family="text">
      <style:text-properties officeooo:rsid="0015b315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73eb9" style:font-style-asian="normal" style:font-style-complex="normal"/>
    </style:style>
    <style:style style:name="T9" style:family="text">
      <style:text-properties fo:font-style="normal" style:text-underline-style="none" officeooo:rsid="00173f56" style:font-style-asian="normal" style:font-style-complex="normal"/>
    </style:style>
    <style:style style:name="T10" style:family="text">
      <style:text-properties fo:font-style="normal" style:text-underline-style="none" officeooo:rsid="0015b315" style:font-style-asian="normal" style:font-style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860d3" style:font-size-asian="14pt" style:font-size-complex="14pt"/>
    </style:style>
    <style:style style:name="T13" style:family="text">
      <style:text-properties officeooo:rsid="001a3b7b"/>
    </style:style>
    <style:style style:name="T14" style:family="text">
      <style:text-properties officeooo:rsid="001bd8eb"/>
    </style:style>
    <style:style style:name="T15" style:family="text">
      <style:text-properties officeooo:rsid="001ef6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shell - Here we go</text:p>
      <text:p text:style-name="P1"/>
      <text:p text:style-name="P1"/>
      <text:p text:style-name="P2">Build the thing </text:p>
      <text:p text:style-name="P2"/>
      <text:p text:style-name="P10">PARSING :</text:p>
      <text:p text:style-name="P10"/>
      <text:p text:style-name="P9">0 - Enum</text:p>
      <text:p text:style-name="P5">enum redirection </text:p>
      <text:p text:style-name="P5">STDIN_REDIR = 0; // &lt;</text:p>
      <text:p text:style-name="P5">HERE_DOC = 1; // &lt;&lt;</text:p>
      <text:p text:style-name="P5">STDOUT_REDIR = 2; // &gt;</text:p>
      <text:p text:style-name="P5">STDOUT_APPEND = 3; // &gt;&gt;</text:p>
      <text:p text:style-name="P10"/>
      <text:p text:style-name="P6">1 - Structures globales &amp; listes chaînées </text:p>
      <text:p text:style-name="P3"/>
      <text:p text:style-name="P3"><text:span text:style-name="T1">a</text:span> - Une structure globale t_data :</text:p>
      <text:p text:style-name="P3">t_data va contenir toutes nos données + des listes chaînées.</text:p>
      <text:p text:style-name="P6"/>
      <text:p text:style-name="P6">b - <text:span text:style-name="T2">1ère LC t_heredoc : </text:span></text:p>
      <text:p text:style-name="P3">char *limiter // EOF du here_doc</text:p>
      <text:p text:style-name="P3">int node // Idx du node</text:p>
      <text:p text:style-name="P6"><text:span text:style-name="T2">t_heredoc </text:span><text:span text:style-name="T3">*</text:span><text:span text:style-name="T2">next;</text:span></text:p>
      <text:p text:style-name="P3"/>
      <text:p text:style-name="P6">c - <text:span text:style-name="T2">2nde LC t_list :</text:span></text:p>
      <text:p text:style-name="P3">char *full_string // Str complête avec les redirections.</text:p>
      <text:p text:style-name="P3">char **cmd // Cmd splitées avec arguments, sans redirections.</text:p>
      <text:p text:style-name="P6"><text:span text:style-name="T2">t_redir re</text:span><text:span text:style-name="T3">directions // redirections (&lt;/&lt;&lt;/&gt;/&gt;&gt;)</text:span></text:p>
      <text:p text:style-name="P24">t_list *next;</text:p>
      <text:p text:style-name="P24"/>
      <text:p text:style-name="P7">d - <text:span text:style-name="T2">3ème LC t_redir</text:span></text:p>
      <text:p text:style-name="P24">char *file_name // Filename de gauche à droite</text:p>
      <text:p text:style-name="P24">int type // (0, 1, 2, 3 en fonction de l'enum)</text:p>
      <text:p text:style-name="P24">t_redir *next;</text:p>
      <text:p text:style-name="P24"/>
      <text:p text:style-name="P8">2 - 1 variable globale </text:p>
      <text:p text:style-name="P8"/>
      <text:p text:style-name="P4">extern int signalno = 0 // Pour gérer les signaux et exit code.</text:p>
      <text:p text:style-name="P4"/>
      <text:p text:style-name="P4"/>
      <text:p text:style-name="P11">EXEC :</text:p>
      <text:p text:style-name="P11"/>
      <text:p text:style-name="P20">0 - Garbage collector</text:p>
      <text:p text:style-name="P16"/>
      <text:p text:style-name="P16">Pour pouvoir free correctement tout correctement tout au long du programme, il va être nécessaire d'une part d'avoir toutes les données dans une structure t_data accessible tout au long du programme, puis de créer un fichier.c qui va contenir nos fonctions de garbage_collector, qui permettra à la fois de free chaque élément alloué, et surtout de faire des if sur les élément tricky (Par exemple un char * déjà free manuellement plutôt dans le programme) pour voir si la data contient quelque chose, et la free le cas échéant. </text:p>
      <text:p text:style-name="P16"/>
      <text:p text:style-name="P16"><text:soft-page-break/>IMPORTANT : Si durant le programme on est dans un cas de figure où l'ont doit free un élément de la structure, penser à le remettre à NULL pour éviter des problèmes de double free relatifs à notre garbage collector.</text:p>
      <text:p text:style-name="P11"/>
      <text:p text:style-name="P17">1 - <text:span text:style-name="T4">H</text:span>ere_doc</text:p>
      <text:p text:style-name="P17"/>
      <text:p text:style-name="P12">Le programme ne doit se lancer qu'une fois le here_doc rempli, s'il y en a, voire plusieurs. </text:p>
      <text:p text:style-name="P12">- Si un ^d est fait pendant l'écriture du here_doc par exemple, le programme s'arrête net. </text:p>
      <text:p text:style-name="P12">- Si plusieurs here_doc, ils doivent tous être exécutés et achevés avant que le programme ne continue, donc tout here_doc se gère dans le processus parent. </text:p>
      <text:p text:style-name="P12"/>
      <text:p text:style-name="P18">2 - Built-in</text:p>
      <text:p text:style-name="P18"/>
      <text:p text:style-name="P13">Certaines fonctions du shell vont nécéssité d'être recodées par mes soins.</text:p>
      <text:p text:style-name="P13">À savoir : </text:p>
      <text:p text:style-name="P13">- cd (chemin absolu et relatif)</text:p>
      <text:p text:style-name="P13">- echo (avec -n : Supprime le retour à la signe qui suit l'argument)</text:p>
      <text:p text:style-name="P13">- pwd (Sans options)</text:p>
      <text:p text:style-name="P13">- export (sans options)<text:span text:style-name="T5"> // Rajoute une sous-variable à l'env</text:span></text:p>
      <text:p text:style-name="P14">- unset (Sans options) // Supprime une sous-variable de l'env </text:p>
      <text:p text:style-name="P14">- env (Sans options) // Affiche la variable d'environnement</text:p>
      <text:p text:style-name="P14">- exit (sans options) </text:p>
      <text:p text:style-name="P18"/>
      <text:p text:style-name="P18">3 - Exit code</text:p>
      <text:p text:style-name="P18"/>
      <text:p text:style-name="P14">Chaque fonction renvoie un exit code. <text:span text:style-name="T6">Il va être nécessaire de vérifier les exit code des différentes fonctions sur bash, pour renvoyer les mêmes valeurs.</text:span></text:p>
      <text:p text:style-name="P14"/>
      <text:p text:style-name="P19">4 - Les signaux</text:p>
      <text:p text:style-name="P19"/>
      <text:p text:style-name="P15">Notion que je n'ai pas complètement saisi. Cependant, on va appeler dans plusieurs cas la fonction autorisée signal(), notamment une fois dans le here_doc, une fois à chaque fork pour l'avoir dans chaque processus enfant, et dans le prompt. Il faut que je me renseigne un peu plus sur cette notion là.</text:p>
      <text:p text:style-name="P15"/>
      <text:p text:style-name="P19">5 - 3 Parties à gérer</text:p>
      <text:p text:style-name="P19"/>
      <text:p text:style-name="P21"><text:span text:style-name="T7">Si j'ai bien compris, on va gérer </text:span><text:span text:style-name="T9">2</text:span><text:span text:style-name="T7"> cas de figures</text:span><text:span text:style-name="T9"> principaux</text:span><text:span text:style-name="T7"> :</text:span></text:p>
      <text:p text:style-name="P15"/>
      <text:p text:style-name="P21"><text:span text:style-name="T7">1 - </text:span><text:span text:style-name="T8">On est sur un seul arg, </text:span><text:span text:style-name="T9">la fonction est un built-in, et donc la node suivante de la LC est = NULL.</text:span></text:p>
      <text:p text:style-name="P22"><text:span text:style-name="T7">---&gt; On execute la fonction en question avec notre propre fonction qui gère les diff</text:span><text:span text:style-name="T10">é</text:span><text:span text:style-name="T7">rents built-in</text:span></text:p>
      <text:p text:style-name="P32">2 - Il y a un arg non built-in et/où plusieurs args mélangés, et là on fork + crée le pipe, connecte le pipe puis fonction built-in si c'en est un, sinon execve. (Ne pas oublier que execve si success kill le process, si erreur continue d'exécuter le programme.) </text:p>
      <text:p text:style-name="P32"/>
      <text:p text:style-name="P30">6 - Les redirections </text:p>
      <text:p text:style-name="P30"/>
      <text:p text:style-name="P33">Important : On va devoir gérer les pipes et les redirections au sein du programme.</text:p>
      <text:p text:style-name="P33">Admettons qu'on a l'exemple suivant :</text:p>
      <text:p text:style-name="P33">ls | cat &lt; file1 &lt;file2 | &lt;&lt; grep PATH</text:p>
      <text:p text:style-name="P33"/>
      <text:p text:style-name="P33">Dans notre programme, on va devoir gérer en priorité le here_doc (&lt;&lt;). Le reste du programme ne se lancera qu'après exécution du here_doc. </text:p>
      <text:p text:style-name="P33">Ensuite, on va fork, puis connecter les pipes par défaut --&gt; dup2(STDIN_FILENO, pipe[0]) et dup2(STDOUT_FILENO, pipe[1]).</text:p>
      <text:p text:style-name="P33">Et seulement une fois cette connection faite on va écraser la redirection pour gérer les &lt;file1 et &lt;file2.</text:p>
      <text:p text:style-name="P33"/>
      <text:p text:style-name="P33"/>
      <text:p text:style-name="P35"><text:soft-page-break/>Here we go :</text:p>
      <text:p text:style-name="P35"/>
      <text:p text:style-name="P40">Référence bash --posi<text:span text:style-name="T13">x</text:span></text:p>
      <text:p text:style-name="P35"/>
      <text:p text:style-name="P35">23/07</text:p>
      <text:p text:style-name="P35"/>
      <text:p text:style-name="P38">0 - Garbage Collector</text:p>
      <text:p text:style-name="P38"/>
      <text:p text:style-name="P38">- str pour readline <text:span text:style-name="T15">(Pour ^C)</text:span></text:p>
      <text:p text:style-name="P39">- rl</text:p>
      <text:p text:style-name="P35"/>
      <text:p text:style-name="P37">I - GIT<text:span text:style-name="T13"> </text:span></text:p>
      <text:p text:style-name="P37"/>
      <text:p text:style-name="P27">- 2 git branch <text:span text:style-name="T14">Yoann/Amaury + Main</text:span></text:p>
      <text:p text:style-name="P27"/>
      <text:p text:style-name="P28">Si besoin de push sur la main : git checkout main + git merge Yoann où Amaury</text:p>
      <text:p text:style-name="P28">Si besoin de récupérer le merge sur branche annexe : git checkout Yoann + git merge main</text:p>
      <text:p text:style-name="P35"/>
      <text:p text:style-name="P36"><text:span text:style-name="T11">I</text:span><text:span text:style-name="T12">I</text:span><text:span text:style-name="T11"> - Display</text:span></text:p>
      <text:p text:style-name="P36"><text:span text:style-name="T11"/></text:p>
      <text:p text:style-name="P25">- display "minishell:"</text:p>
      <text:p text:style-name="P25">- readline?</text:p>
      <text:p text:style-name="P25">- Gérer ^c / ^d / ^\<text:span text:style-name="T13"> et entrée</text:span></text:p>
      <text:p text:style-name="P25">--&gt; ^d : display "exit" + quitte le programme.</text:p>
      <text:p text:style-name="P25">--&gt; ^c : display "^C\n"</text:p>
      <text:p text:style-name="P26">--&gt; ^\ : Ne fait rien du tout. </text:p>
      <text:p text:style-name="P34">--&gt; entrée : \n + ré-affiche le promp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4:25:48.633536354</meta:creation-date>
    <dc:date>2024-07-23T16:11:34.833040603</dc:date>
    <meta:editing-duration>PT1H2M1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3" meta:paragraph-count="79" meta:word-count="827" meta:character-count="4427" meta:non-whitespace-character-count="3669"/>
  </office:meta>
</office:document-meta>
</file>